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erif" svg:font-family="'Bitstream Vera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29cm" fo:min-width="0.04cm" draw:shadow="hidden"/>
    </style:style>
    <style:style style:name="gr2" style:family="graphic" style:parent-style-name="standard">
      <style:graphic-properties draw:textarea-horizontal-align="justify" draw:textarea-vertical-align="middle" draw:auto-grow-height="false" fo:min-height="0.29cm" fo:min-width="0.04cm" draw:shadow="hidden"/>
    </style:style>
    <style:style style:name="gr3" style:family="graphic" style:parent-style-name="objectwithoutfill">
      <style:graphic-properties draw:fill="none" draw:textarea-vertical-align="middle" draw:shadow="hidden"/>
    </style:style>
    <style:style style:name="gr4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2.715cm" fo:min-width="2.643cm" draw:shadow="hidden"/>
    </style:style>
    <style:style style:name="gr5" style:family="graphic" style:parent-style-name="standard">
      <style:graphic-properties draw:stroke="dash" draw:stroke-dash="Dashed_20__28_var_29_" svg:stroke-color="#000000" draw:fill="none" draw:textarea-horizontal-align="justify" draw:textarea-vertical-align="middle" draw:auto-grow-height="false" fo:min-height="1.02cm" fo:min-width="3.564cm" draw:shadow="hidden"/>
    </style:style>
    <style:style style:name="gr6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3.791cm" fo:min-width="2.914cm" draw:shadow="hidden"/>
    </style:style>
    <style:style style:name="gr7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8" style:family="graphic" style:parent-style-name="standard">
      <style:graphic-properties draw:stroke="none" svg:stroke-color="#ffffff" draw:fill="none" draw:fill-color="#ffffff" draw:textarea-horizontal-align="left" draw:auto-grow-height="true" draw:auto-grow-width="false" fo:min-height="0.949cm" fo:min-width="0cm" draw:shadow="hidden"/>
    </style:style>
    <style:style style:name="gr9" style:family="graphic" style:parent-style-name="standard">
      <style:graphic-properties draw:stroke="none" svg:stroke-color="#ffffff" draw:fill="none" draw:fill-color="#ffffff" draw:textarea-horizontal-align="left" draw:auto-grow-height="true" draw:auto-grow-width="false" fo:min-height="1.423cm" fo:min-width="0cm" draw:shadow="hidden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96cm" draw:shadow="hidden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69cm" draw:shadow="hidden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10pt" style:font-size-asian="10pt" style:font-size-complex="10pt"/>
    </style:style>
    <style:style style:name="P4" style:family="paragraph">
      <style:paragraph-properties fo:text-align="start"/>
      <style:text-properties style:font-name="Bitstream Vera Serif" fo:font-size="10pt" style:font-size-asian="10pt" style:font-size-complex="10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style:text-properties fo:font-size="12pt" fo:font-style="italic" style:font-size-asian="12pt" style:font-style-asian="italic" style:font-size-complex="12pt" style:font-style-complex="italic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Bitstream Vera Serif" fo:font-size="10pt" style:font-size-asian="10pt" style:font-size-complex="10pt"/>
    </style:style>
    <style:style style:name="T3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762cm" svg:height="0.762cm" svg:x="5.572cm" svg:y="3.4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1.508cm" svg:y="6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3.54cm" svg:y="6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2.524cm" svg:y="5.9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7.096cm" svg:y="4.7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62cm" svg:height="0.762cm" svg:x="3.794cm" svg:y="4.713cm">
          <text:p text:style-name="P2"><text:span text:style-name="T1">-</text:span></text:p>
          <text:p text:style-name="P2"><text:span text:style-name="T1">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4.81cm" svg:y="5.9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5.572cm" svg:y1="4.078cm" svg:x2="4.556cm" svg:y2="4.84cm">
          <text:p/>
        </draw:line>
        <draw:line draw:style-name="gr3" draw:text-style-name="P1" draw:layer="layout" svg:x1="3.794cm" svg:y1="5.475cm" svg:x2="3.286cm" svg:y2="5.983cm">
          <text:p/>
        </draw:line>
        <draw:line draw:style-name="gr3" draw:text-style-name="P1" draw:layer="layout" svg:x1="2.524cm" svg:y1="6.745cm" svg:x2="2.27cm" svg:y2="6.999cm">
          <text:p/>
        </draw:line>
        <draw:line draw:style-name="gr3" draw:text-style-name="P1" draw:layer="layout" svg:x1="2.524cm" svg:y1="6.745cm" svg:x2="2.27cm" svg:y2="6.999cm">
          <text:p/>
        </draw:line>
        <draw:line draw:style-name="gr3" draw:text-style-name="P1" draw:layer="layout" svg:x1="3.54cm" svg:y1="6.999cm" svg:x2="3.286cm" svg:y2="6.745cm">
          <text:p/>
        </draw:line>
        <draw:line draw:style-name="gr3" draw:text-style-name="P1" draw:layer="layout" svg:x1="4.484cm" svg:y1="5.404cm" svg:x2="4.992cm" svg:y2="5.912cm">
          <text:p/>
        </draw:line>
        <draw:custom-shape draw:style-name="gr1" draw:text-style-name="P1" draw:layer="layout" svg:width="0.762cm" svg:height="0.762cm" svg:x="6.334cm" svg:y="5.9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7.985cm" svg:y="5.9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6.334cm" svg:y1="4.078cm" svg:x2="7.223cm" svg:y2="4.713cm">
          <text:p/>
        </draw:line>
        <draw:line draw:style-name="gr3" draw:text-style-name="P1" draw:layer="layout" svg:x1="7.858cm" svg:y1="5.348cm" svg:x2="8.112cm" svg:y2="5.983cm">
          <text:p/>
        </draw:line>
        <draw:line draw:style-name="gr3" draw:text-style-name="P1" draw:layer="layout" svg:x1="7.096cm" svg:y1="5.348cm" svg:x2="6.842cm" svg:y2="5.983cm">
          <text:p/>
        </draw:line>
        <draw:custom-shape draw:style-name="gr4" draw:text-style-name="P1" draw:layer="layout" svg:width="4.445cm" svg:height="4.191cm" svg:x="1.254cm" svg:y="4.4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4.064cm" svg:height="1.27cm" svg:x="1.254cm" svg:y="2.427cm">
          <text:p text:style-name="P2"><text:span text:style-name="T2">- Tetrahedron Number</text:span></text:p>
          <text:p text:style-name="P2"><text:span text:style-name="T2">- Min Node Value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svg:x="11.575cm" svg:y="6.722cm">
          <text:p text:style-name="P1"><text:span text:style-name="T1">-</text:span></text:p>
          <text:p text:style-name="P1"><text:span text:style-name="T1">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draw:layer="layout" svg:width="0.762cm" svg:height="0.762cm" svg:x="12.591cm" svg:y="5.706cm">
          <text:p text:style-name="P1"><text:span text:style-name="T1">-</text:span></text:p>
          <text:p text:style-name="P1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5.639cm" svg:y1="3.801cm" svg:x2="14.623cm" svg:y2="4.563cm">
          <text:p/>
        </draw:line>
        <draw:line draw:style-name="gr3" draw:text-style-name="P1" draw:layer="layout" svg:x1="13.861cm" svg:y1="5.198cm" svg:x2="13.353cm" svg:y2="5.706cm">
          <text:p/>
        </draw:line>
        <draw:line draw:style-name="gr3" draw:text-style-name="P1" draw:layer="layout" svg:x1="12.591cm" svg:y1="6.468cm" svg:x2="12.337cm" svg:y2="6.722cm">
          <text:p/>
        </draw:line>
        <draw:line draw:style-name="gr3" draw:text-style-name="P1" draw:layer="layout" svg:x1="12.591cm" svg:y1="6.468cm" svg:x2="12.337cm" svg:y2="6.722cm">
          <text:p/>
        </draw:line>
        <draw:line draw:style-name="gr3" draw:text-style-name="P1" draw:layer="layout" svg:x1="16.909cm" svg:y1="6.341cm" svg:x2="17.163cm" svg:y2="6.722cm">
          <text:p/>
        </draw:line>
        <draw:line draw:style-name="gr3" draw:text-style-name="P1" draw:layer="layout" svg:x1="16.104cm" svg:y1="6.258cm" svg:x2="15.85cm" svg:y2="6.639cm">
          <text:p/>
        </draw:line>
        <draw:line draw:style-name="gr3" draw:text-style-name="P1" draw:layer="layout" svg:x1="16.401cm" svg:y1="3.801cm" svg:x2="17.29cm" svg:y2="4.436cm">
          <text:p/>
        </draw:line>
        <draw:line draw:style-name="gr3" draw:text-style-name="P1" draw:layer="layout" svg:x1="17.925cm" svg:y1="5.071cm" svg:x2="18.306cm" svg:y2="5.706cm">
          <text:p/>
        </draw:line>
        <draw:line draw:style-name="gr3" draw:text-style-name="P1" draw:layer="layout" svg:x1="17.163cm" svg:y1="5.071cm" svg:x2="16.782cm" svg:y2="5.579cm">
          <text:p/>
        </draw:line>
        <draw:custom-shape draw:style-name="gr6" draw:text-style-name="P1" draw:layer="layout" svg:width="4.826cm" svg:height="5.715cm" svg:x="14.75cm" svg:y="2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62cm" svg:height="0.762cm" svg:x="4.81cm" svg:y="5.983cm">
          <text:p text:style-name="P2"><text:span text:style-name="T1">-</text:span></text:p>
          <text:p text:style-name="P2"><text:span text:style-name="T1">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62cm" svg:height="0.762cm" svg:x="2.524cm" svg:y="5.983cm">
          <text:p text:style-name="P2"><text:span text:style-name="T1">-</text:span></text:p>
          <text:p text:style-name="P2"><text:span text:style-name="T1">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62cm" svg:height="0.762cm" svg:x="1.508cm" svg:y="6.999cm">
          <text:p text:style-name="P2"><text:span text:style-name="T1">-</text:span></text:p>
          <text:p text:style-name="P2"><text:span text:style-name="T1">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62cm" svg:height="0.762cm" svg:x="3.54cm" svg:y="6.999cm">
          <text:p text:style-name="P2"><text:span text:style-name="T1">-</text:span></text:p>
          <text:p text:style-name="P2"><text:span text:style-name="T1">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62cm" svg:height="0.762cm" svg:x="6.334cm" svg:y="5.983cm">
          <text:p text:style-name="P2"><text:span text:style-name="T1">-</text:span></text:p>
          <text:p text:style-name="P2"><text:span text:style-name="T1">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62cm" svg:height="0.762cm" svg:x="7.096cm" svg:y="4.713cm">
          <text:p text:style-name="P2"><text:span text:style-name="T1">-</text:span></text:p>
          <text:p text:style-name="P2"><text:span text:style-name="T1">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62cm" svg:height="0.762cm" svg:x="7.985cm" svg:y="5.983cm">
          <text:p text:style-name="P2"><text:span text:style-name="T1">-</text:span></text:p>
          <text:p text:style-name="P2"><text:span text:style-name="T1">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62cm" svg:height="0.762cm" svg:x="5.572cm" svg:y="3.443cm">
          <text:p text:style-name="P2"><text:span text:style-name="T1">-</text:span></text:p>
          <text:p text:style-name="P2"><text:span text:style-name="T1">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5.572cm" svg:y1="3.951cm" svg:x2="4.683cm" svg:y2="3.697cm">
          <text:p/>
        </draw:line>
        <draw:custom-shape draw:style-name="gr2" draw:text-style-name="P5" draw:layer="layout" svg:width="0.762cm" svg:height="0.762cm" svg:x="13.827cm" svg:y="4.459cm">
          <text:p text:style-name="P1"><text:span text:style-name="T1">-</text:span></text:p>
          <text:p text:style-name="P1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draw:layer="layout" svg:width="0.762cm" svg:height="0.762cm" svg:x="15.605cm" svg:y="3.189cm">
          <text:p text:style-name="P1"><text:span text:style-name="T1">-</text:span></text:p>
          <text:p text:style-name="P1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draw:layer="layout" svg:width="0.762cm" svg:height="0.762cm" svg:x="17.256cm" svg:y="4.332cm">
          <text:p text:style-name="P1"><text:span text:style-name="T1">-</text:span></text:p>
          <text:p text:style-name="P1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draw:layer="layout" svg:width="0.762cm" svg:height="0.762cm" svg:x="16.113cm" svg:y="5.602cm">
          <text:p text:style-name="P1"><text:span text:style-name="T1">-</text:span></text:p>
          <text:p text:style-name="P1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draw:layer="layout" svg:width="0.762cm" svg:height="0.762cm" svg:x="15.224cm" svg:y="6.618cm">
          <text:p text:style-name="P1"><text:span text:style-name="T1">-</text:span></text:p>
          <text:p text:style-name="P1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draw:layer="layout" svg:width="0.762cm" svg:height="0.762cm" svg:x="16.875cm" svg:y="6.745cm">
          <text:p text:style-name="P1"><text:span text:style-name="T1">-</text:span></text:p>
          <text:p text:style-name="P1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draw:layer="layout" svg:width="0.762cm" svg:height="0.762cm" svg:x="18.145cm" svg:y="5.729cm">
          <text:p text:style-name="P1"><text:span text:style-name="T1">-</text:span></text:p>
          <text:p text:style-name="P1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0.144cm" svg:y1="4.078cm" svg:x2="10.144cm" svg:y2="8.396cm">
          <text:p/>
        </draw:line>
        <draw:frame draw:style-name="gr8" draw:text-style-name="P6" draw:layer="layout" svg:width="3.048cm" svg:height="1.199cm" svg:x="4.556cm" svg:y="8.086cm">
          <draw:text-box>
            <text:p><text:span text:style-name="T3">Lower values than Isovalue</text:span></text:p>
          </draw:text-box>
        </draw:frame>
        <draw:frame draw:style-name="gr9" draw:text-style-name="P6" draw:layer="layout" svg:width="3.302cm" svg:height="1.673cm" svg:x="12.557cm" svg:y="8.142cm">
          <draw:text-box>
            <text:p><text:span text:style-name="T3">Higher values than Isovalue</text:span></text:p>
          </draw:text-box>
        </draw:frame>
        <draw:frame draw:style-name="gr10" draw:layer="layout" svg:width="6.797cm" svg:height="0.962cm" svg:x="2.27cm" svg:y="1.308cm">
          <draw:text-box>
            <text:p>Emin=Tree Min Nodes</text:p>
          </draw:text-box>
        </draw:frame>
        <draw:frame draw:style-name="gr11" draw:layer="layout" svg:width="7.144cm" svg:height="0.962cm" svg:x="12.276cm" svg:y="1.307cm">
          <draw:text-box>
            <text:p>Emax=Tree Max Nod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itstream Vera Serif" svg:font-family="'Bitstream Vera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1T10:09:08.139339775</meta:creation-date>
    <meta:editing-duration>PT1M16S</meta:editing-duration>
    <meta:editing-cycles>2</meta:editing-cycles>
    <meta:generator>LibreOffice/4.3.3.2$Linux_X86_64 LibreOffice_project/430m0$Build-2</meta:generator>
    <dc:date>2017-08-01T10:10:22.401327603</dc:date>
    <meta:document-statistic meta:object-count="53"/>
  </office:meta>
</office:document-meta>
</file>